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List_20_Paragraph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1"/>
    <style:style style:name="P6" style:family="paragraph" style:parent-style-name="List_20_Paragraph">
      <style:text-properties fo:color="#800000"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 fo:margin-left="3.17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 style:list-style-name="">
      <style:paragraph-properties fo:margin-left="3.175cm" fo:margin-right="0cm" fo:text-indent="0cm" style:auto-text-indent="false"/>
    </style:style>
    <style:style style:name="P9" style:family="paragraph" style:parent-style-name="List_20_Paragraph">
      <style:paragraph-properties fo:margin-left="1.905cm" fo:margin-right="0cm" fo:text-indent="0cm" style:auto-text-indent="false"/>
    </style:style>
    <style:style style:name="P10" style:family="paragraph" style:parent-style-name="List_20_Paragraph">
      <style:paragraph-properties fo:margin-left="1.90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List_20_Paragraph" style:master-page-name="Standard">
      <style:paragraph-properties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Arial" fo:font-size="15pt" style:font-size-asian="15pt" style:font-name-complex="Arial1" style:font-size-complex="15pt"/>
    </style:style>
    <style:style style:name="T5" style:family="text">
      <style:text-properties fo:color="#800000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Write shell s</text:span><text:bookmark text:name="_GoBack"/><text:span text:style-name="T1">cript to show various system configuration </text:span></text:p>
      <text:p text:style-name="P2"/>
      <text:p text:style-name="List_20_Paragraph"><text:span text:style-name="T2">Experiment No: 7</text:span></text:p>
      <text:p text:style-name="P3"/>
      <text:p text:style-name="List_20_Paragraph"><text:span text:style-name="T2">Aim:</text:span></text:p>
      <text:p text:style-name="P3"/>
      <text:list xml:id="list3760259955670155205" text:style-name="WWNum2">
        <text:list-item>
          <text:p text:style-name="P4"><text:span text:style-name="T3">About your OS and version, release number, kernel version</text:span></text:p>
        </text:list-item>
        <text:list-item>
          <text:p text:style-name="P4"><text:span text:style-name="T3">Show all available shells</text:span></text:p>
        </text:list-item>
        <text:list-item>
          <text:p text:style-name="P4"><text:span text:style-name="T3">Show mouse settings</text:span></text:p>
        </text:list-item>
        <text:list-item>
          <text:p text:style-name="P4"><text:span text:style-name="T3">Show computer CPU information like processor type, speed etc.</text:span></text:p>
        </text:list-item>
        <text:list-item>
          <text:p text:style-name="P4"><text:span text:style-name="T3">Show memory information</text:span></text:p>
        </text:list-item>
        <text:list-item>
          <text:p text:style-name="P4"><text:span text:style-name="T3">Show hard disk information like size of hard-disk, cache memory, model etc.</text:span></text:p>
        </text:list-item>
        <text:list-item>
          <text:p text:style-name="P4"><text:span text:style-name="T3">File system (mounded)</text:span></text:p>
        </text:list-item>
      </text:list>
      <text:p text:style-name="P7"/>
      <text:p text:style-name="Standard"><text:span text:style-name="T3"><text:s text:c="11"/>Execute commands for the following.</text:span></text:p>
      <text:list xml:id="list6059743386290677137" text:style-name="WWNum1">
        <text:list-item>
          <text:p text:style-name="P5"><text:span text:style-name="T3">About your OS and version, release number, kernel version</text:span></text:p>
        </text:list-item>
      </text:list>
      <text:p text:style-name="P9"><text:span text:style-name="T3"><text:tab/>uname -r</text:span></text:p>
      <text:p text:style-name="P10"/>
      <text:list xml:id="list201506716211379" text:continue-numbering="true" text:style-name="WWNum1">
        <text:list-item>
          <text:p text:style-name="P5"><text:span text:style-name="T3">Show all available shells</text:span></text:p>
        </text:list-item>
      </text:list>
      <text:p text:style-name="P9"><text:span text:style-name="T3">cat /etc/shells</text:span></text:p>
      <text:p text:style-name="P10"/>
      <text:list xml:id="list201508252099194" text:continue-numbering="true" text:style-name="WWNum1">
        <text:list-item>
          <text:p text:style-name="P5"><text:span text:style-name="T3">Show mouse settings</text:span></text:p>
        </text:list-item>
      </text:list>
      <text:p text:style-name="P9"><text:span text:style-name="T3">echo $(xinput - -list - -short)</text:span></text:p>
      <text:p text:style-name="P10"/>
      <text:list xml:id="list201507995704415" text:continue-numbering="true" text:style-name="WWNum1">
        <text:list-item>
          <text:p text:style-name="P5"><text:span text:style-name="T3">Show computer CPU information like processor type,</text:span><text:span text:style-name="T4"> </text:span><text:span text:style-name="T3">speed etc</text:span></text:p>
        </text:list-item>
      </text:list>
      <text:p text:style-name="P9"><text:span text:style-name="T5">echo $(sudo dmidecode -t </text:span></text:p>
      <text:p text:style-name="P9"><text:span text:style-name="T5">Or</text:span></text:p>
      <text:p text:style-name="P9"><text:span text:style-name="T5">echo $(​lscpu​)</text:span></text:p>
      <text:p text:style-name="P10"/>
      <text:list xml:id="list201506358164749" text:continue-numbering="true" text:style-name="WWNum1">
        <text:list-item>
          <text:p text:style-name="P5"><text:span text:style-name="T3">Show memory information</text:span></text:p>
        </text:list-item>
      </text:list>
      <text:p text:style-name="P9"><text:span text:style-name="T3">echo $(free -m)</text:span></text:p>
      <text:p text:style-name="P10"/>
      <text:list xml:id="list201507024209232" text:continue-numbering="true" text:style-name="WWNum1">
        <text:list-item>
          <text:p text:style-name="P5"><text:span text:style-name="T3">Show hard disk information like size of hard-disk, cache memory, model etc.</text:span></text:p>
        </text:list-item>
      </text:list>
      <text:p text:style-name="P9"><text:span text:style-name="T5">echo $(sudo dmidecode -t memory)</text:span></text:p>
      <text:p text:style-name="P10"/>
      <text:list xml:id="list201507692531965" text:continue-numbering="true" text:style-name="WWNum1">
        <text:list-item>
          <text:p text:style-name="P5"><text:span text:style-name="T3">File system (Mounted)</text:span></text:p>
        </text:list-item>
      </text:list>
      <text:p text:style-name="P8"><text:span text:style-name="T5">echo $(sudo fdisk -l)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7:45:00</meta:creation-date>
    <meta:initial-creator>admin</meta:initial-creator>
    <dc:language>en-IN</dc:language>
    <meta:print-date>2019-03-16T08:26:00</meta:print-date>
    <dc:date>2019-03-18T20:09:08</dc:date>
    <meta:editing-cycles>9</meta:editing-cycles>
    <meta:editing-duration>PT1H4M</meta:editing-duration>
    <meta:generator>LibreOffice/5.1.6.2$Linux_X86_64 LibreOffice_project/10m0$Build-2</meta:generator>
    <meta:document-statistic meta:table-count="0" meta:image-count="0" meta:object-count="0" meta:page-count="2" meta:paragraph-count="27" meta:word-count="146" meta:character-count="890" meta:non-whitespace-character-count="7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